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304cm" table:align="left"/>
    </style:style>
    <style:style style:name="Tableau2.A" style:family="table-column">
      <style:table-column-properties style:column-width="17.304cm"/>
    </style:style>
    <style:style style:name="Tableau2.A1" style:family="table-cell">
      <style:table-cell-properties fo:padding="0.097cm" fo:border="0.002cm solid #000000"/>
    </style:style>
    <style:style style:name="Tableau3" style:family="table">
      <style:table-properties style:width="17.304cm" table:align="left"/>
    </style:style>
    <style:style style:name="Tableau3.A" style:family="table-column">
      <style:table-column-properties style:column-width="17.304cm"/>
    </style:style>
    <style:style style:name="Tableau3.A1" style:family="table-cell">
      <style:table-cell-properties fo:padding="0.097cm" fo:border="0.002cm solid #000000"/>
    </style:style>
    <style:style style:name="Tableau1" style:family="table">
      <style:table-properties style:width="17.801cm" table:align="margins"/>
    </style:style>
    <style:style style:name="Tableau1.A" style:family="table-column">
      <style:table-column-properties style:column-width="1.386cm" style:rel-column-width="5102*"/>
    </style:style>
    <style:style style:name="Tableau1.B" style:family="table-column">
      <style:table-column-properties style:column-width="16.415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4" style:family="table">
      <style:table-properties style:width="17.801cm" table:align="margins"/>
    </style:style>
    <style:style style:name="Tableau4.A" style:family="table-column">
      <style:table-column-properties style:column-width="1.386cm" style:rel-column-width="5102*"/>
    </style:style>
    <style:style style:name="Tableau4.B" style:family="table-column">
      <style:table-column-properties style:column-width="16.415cm" style:rel-column-width="60433*"/>
    </style:style>
    <style:style style:name="Tableau4.1" style:family="table-row">
      <style:table-row-properties style:min-row-height="0.499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justify" style:justify-single-word="false"/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9.745cm"/>
        </style:tab-stops>
      </style:paragraph-properties>
      <style:text-properties style:font-name="Arial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8pt" style:font-name-asian="Arial1" style:font-size-asian="8pt" style:font-name-complex="Arial1" style:font-size-complex="8pt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9pt" style:font-name-asian="Arial1" style:font-size-asian="9pt" style:font-name-complex="Arial1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P15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16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1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20" style:family="paragraph" style:parent-style-name="Standard" style:list-style-name="L1">
      <style:paragraph-properties fo:margin-left="0cm" fo:margin-right="0.101cm" fo:text-align="justify" style:justify-single-word="false" fo:text-indent="0cm" style:auto-text-indent="false"/>
      <style:text-properties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enTetePCF#%</text:p>
      <text:p text:style-name="P1">%#include decisionNonValide#%</text:p>
      <text:p text:style-name="P3">%=TitreDocument=%</text:p>
      <text:p text:style-name="P1"/>
      <text:p text:style-name="P1"/>
      <text:p text:style-name="P7">%=DecisionNumero=% %=Nip=%</text:p>
      <text:p text:style-name="P6">%=AyantDroit=%</text:p>
      <text:p text:style-name="P4"/>
      <text:p text:style-name="P6">%=TitreTiers=%</text:p>
      <text:p text:style-name="P4"/>
      <text:p text:style-name="P6">%=Paragraphe1=%</text:p>
      <text:p text:style-name="P4"/>
      <text:p text:style-name="P6">%=Paragraphe2=%</text:p>
      <text:p text:style-name="P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3">%=PeriodeCalcul=% <text:span text:style-name="T1">%=DatePeriode=%</text:span> %=RemarqueSuite=% <text:span text:style-name="T1">%=DateFinPeriode=%</text:span></text:p>
            <text:p text:style-name="P13">%=TexteMontantPrestation=% <text:span text:style-name="T1">%=MontantPrestation=%</text:span></text:p>
            <text:p text:style-name="P13">%=CompteVersement=%</text:p>
          </table:table-cell>
        </table:table-row>
      </table:table>
      <text:p text:style-name="P5"/>
      <text:p text:style-name="P16">%=PersonnesComprises=%</text:p>
      <text:list text:style-name="L1">
        <text:list-item>
          <text:p text:style-name="P20">%=NomPrenom=%</text:p>
        </text:list-item>
      </text:list>
      <text:p text:style-name="P15"/>
      <text:p text:style-name="P6"><text:span text:style-name="T1">%=Paragraphe3gras=%</text:span> %=Paragraphe3suite=%</text:p>
      <text:p text:style-name="P4"/>
      <text:list text:style-name="L2">
        <text:list-item>
          <text:p text:style-name="P19">%=Point1=%</text:p>
        </text:list-item>
        <text:list-item>
          <text:p text:style-name="P19">%=Point2=%</text:p>
        </text:list-item>
      </text:list>
      <text:p text:style-name="P4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4">%=Delai=%</text:p>
          </table:table-cell>
        </table:table-row>
      </table:table>
      <text:p text:style-name="P4"/>
      <text:p text:style-name="P6">%=Salutations=%</text:p>
      <text:p text:style-name="P4"/>
      <text:p text:style-name="P8">%#include signatureStandard#%</text:p>
      <text:p text:style-name="P17">%=pushToEnd()=%</text:p>
      <text:p text:style-name="P10">%=Reclamation=%</text:p>
      <text:p text:style-name="P9">%=Texte_Reclamation=%</text:p>
      <text:p text:style-name="P9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2">%=Copie=%</text:p>
          </table:table-cell>
          <table:table-cell table:style-name="Tableau1.A1" office:value-type="string">
            <text:p text:style-name="P12">%=TexteCopie=%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2">%=Annexe=%</text:p>
          </table:table-cell>
          <table:table-cell table:style-name="Tableau4.A1" office:value-type="string">
            <text:p text:style-name="P12">%=TexteAnnexe=%</text:p>
          </table:table-cell>
        </table:table-row>
      </table:table>
      <text:p text:style-name="P11"/>
      <text:p text:style-name="P18">%#include planDeCalcul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2cm" fo:margin-bottom="0.42cm" fo:margin-left="1.6cm" fo:margin-right="1.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" style:print-orientation="portrait" fo:margin-top="0.25cm" fo:margin-bottom="0.25cm" fo:margin-left="1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 style:next-style-name="First_20_Page"/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2-02-01T09:24:40</dc:date>
    <meta:printed-by>mike</meta:printed-by>
    <meta:print-date>2011-05-06T11:34:43</meta:print-date>
    <meta:editing-cycles>110</meta:editing-cycles>
    <meta:editing-duration>PT6H29M35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2" meta:paragraph-count="27" meta:word-count="38" meta:character-count="559"/>
  </office:meta>
</office:document-meta>
</file>